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3fa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roduction sid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MS SQL</text:p>
          </table:table-cell>
          <table:table-cell table:style-name="ce3" office:value-type="string">
            <text:p>securityFactory</text:p>
          </table:table-cell>
          <table:table-cell/>
          <table:table-cell table:style-name="ce3" office:value-type="string">
            <text:p>positionFactory</text:p>
          </table:table-cell>
          <table:table-cell/>
        </table:table-row>
        <table:table-row table:style-name="ro2">
          <table:table-cell office:value-type="string">
            <text:p>DBPortfolioGenerale</text:p>
          </table:table-cell>
          <table:table-cell table:style-name="ce4" office:value-type="string">
            <text:p>-&gt;</text:p>
          </table:table-cell>
          <table:table-cell office:value-type="string">
            <text:p>AyrtonPositions</text:p>
          </table:table-cell>
          <table:table-cell table:style-name="ce4" office:value-type="string">
            <text:p>-&gt;</text:p>
          </table:table-cell>
          <table:table-cell office:value-type="string">
            <text:p>Positions</text:p>
          </table:table-cell>
        </table:table-row>
        <table:table-row table:style-name="ro1">
          <table:table-cell/>
          <table:table-cell table:style-name="ce4" office:value-type="string">
            <text:p>repository: instruments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string">
            <text:p>Test side</text:p>
          </table:table-cell>
          <table:table-cell/>
          <table:table-cell office:value-type="string">
            <text:p>DB in Ayrto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epository: instruments</text:p>
          </table:table-cell>
          <table:table-cell office:value-type="string">
            <text:p>Per i test di securityFactory</text:p>
          </table:table-cell>
          <table:table-cell table:number-columns-repeated="3"/>
        </table:table-row>
        <table:table-row table:style-name="ro2">
          <table:table-cell office:value-type="string">
            <text:p>repository: currency</text:p>
          </table:table-cell>
          <table:table-cell office:value-type="string">
            <text:p>Per i test su Money</text:p>
          </table:table-cell>
          <table:table-cell table:number-columns-repeated="3"/>
        </table:table-row>
        <table:table-row table:style-name="ro2">
          <table:table-cell office:value-type="string">
            <text:p>repository: politicaInvestimento</text:p>
          </table:table-cell>
          <table:table-cell office:value-type="string">
            <text:p>Per i test su portfolioFactory (identificazione della moneta di riferimento)</text:p>
          </table:table-cell>
          <table:table-cell office:value-type="string">
            <text:p>Sistema (prova)].dbo.DBPoliticaInvestimento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19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Ortelli</meta:initial-creator>
    <meta:creation-date>2012-02-21T14:20:52</meta:creation-date>
    <dc:date>2012-02-21T19:12:27</dc:date>
    <dc:creator>Claudio Ortelli</dc:creator>
    <meta:editing-duration>PT4H51M36S</meta:editing-duration>
    <meta:editing-cycles>5</meta:editing-cycles>
    <meta:generator>LibreOffice/3.4$Linux LibreOffice_project/340m1$Build-402</meta:generator>
    <meta:document-statistic meta:table-count="3" meta:cell-count="19" meta:object-count="0"/>
  </office:meta>
</office:document-meta>
</file>